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7" calcext:value-type="date">
            <text:p>2025-07-07</text:p>
          </table:table-cell>
          <table:table-cell office:value-type="float" office:value="39587.68" calcext:value-type="float">
            <text:p>39587.68</text:p>
          </table:table-cell>
          <table:table-cell office:value-type="float" office:value="2811.72" calcext:value-type="float">
            <text:p>2811.72</text:p>
          </table:table-cell>
          <table:table-cell office:value-type="float" office:value="36234.16" calcext:value-type="float">
            <text:p>36234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8" calcext:value-type="date">
            <text:p>2025-07-08</text:p>
          </table:table-cell>
          <table:table-cell office:value-type="float" office:value="39688.81" calcext:value-type="float">
            <text:p>39688.81</text:p>
          </table:table-cell>
          <table:table-cell office:value-type="float" office:value="2816.54" calcext:value-type="float">
            <text:p>2816.54</text:p>
          </table:table-cell>
          <table:table-cell office:value-type="float" office:value="36324.37" calcext:value-type="float">
            <text:p>36324.3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9" calcext:value-type="date">
            <text:p>2025-07-09</text:p>
          </table:table-cell>
          <table:table-cell office:value-type="float" office:value="39821.28" calcext:value-type="float">
            <text:p>39821.28</text:p>
          </table:table-cell>
          <table:table-cell office:value-type="float" office:value="2828.16" calcext:value-type="float">
            <text:p>2828.16</text:p>
          </table:table-cell>
          <table:table-cell office:value-type="float" office:value="36508.3" calcext:value-type="float">
            <text:p>36508.3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0" calcext:value-type="date">
            <text:p>2025-07-10</text:p>
          </table:table-cell>
          <table:table-cell office:value-type="float" office:value="39646.36" calcext:value-type="float">
            <text:p>39646.36</text:p>
          </table:table-cell>
          <table:table-cell office:value-type="float" office:value="2812.34" calcext:value-type="float">
            <text:p>2812.34</text:p>
          </table:table-cell>
          <table:table-cell office:value-type="float" office:value="36325.23" calcext:value-type="float">
            <text:p>36325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1" calcext:value-type="date">
            <text:p>2025-07-11</text:p>
          </table:table-cell>
          <table:table-cell office:value-type="float" office:value="39569.68" calcext:value-type="float">
            <text:p>39569.68</text:p>
          </table:table-cell>
          <table:table-cell office:value-type="float" office:value="2823.24" calcext:value-type="float">
            <text:p>2823.24</text:p>
          </table:table-cell>
          <table:table-cell office:value-type="float" office:value="36466.77" calcext:value-type="float">
            <text:p>36466.7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4" calcext:value-type="date">
            <text:p>2025-07-14</text:p>
          </table:table-cell>
          <table:table-cell office:value-type="float" office:value="39459.62" calcext:value-type="float">
            <text:p>39459.62</text:p>
          </table:table-cell>
          <table:table-cell office:value-type="float" office:value="2822.81" calcext:value-type="float">
            <text:p>2822.81</text:p>
          </table:table-cell>
          <table:table-cell office:value-type="float" office:value="36422.95" calcext:value-type="float">
            <text:p>36422.95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5" calcext:value-type="date">
            <text:p>2025-07-15</text:p>
          </table:table-cell>
          <table:table-cell office:value-type="float" office:value="39678.02" calcext:value-type="float">
            <text:p>39678.02</text:p>
          </table:table-cell>
          <table:table-cell office:value-type="float" office:value="2825.31" calcext:value-type="float">
            <text:p>2825.31</text:p>
          </table:table-cell>
          <table:table-cell office:value-type="float" office:value="36428.51" calcext:value-type="float">
            <text:p>36428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6" calcext:value-type="date">
            <text:p>2025-07-16</text:p>
          </table:table-cell>
          <table:table-cell office:value-type="float" office:value="39663.4" calcext:value-type="float">
            <text:p>39663.40</text:p>
          </table:table-cell>
          <table:table-cell office:value-type="float" office:value="2819.4" calcext:value-type="float">
            <text:p>2819.40</text:p>
          </table:table-cell>
          <table:table-cell office:value-type="float" office:value="36396.51" calcext:value-type="float">
            <text:p>36396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17" calcext:value-type="date">
            <text:p>2025-07-17</text:p>
          </table:table-cell>
          <table:table-cell office:value-type="float" office:value="39901.19" calcext:value-type="float">
            <text:p>39901.19</text:p>
          </table:table-cell>
          <table:table-cell office:value-type="float" office:value="2839.81" calcext:value-type="float">
            <text:p>2839.81</text:p>
          </table:table-cell>
          <table:table-cell office:value-type="float" office:value="36680.59" calcext:value-type="float">
            <text:p>36680.59</text:p>
          </table:table-cell>
          <table:table-cell table:number-columns-repeated="16380"/>
        </table:table-row>
        <table:table-row table:style-name="ro2" table:number-rows-repeated="104849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7">0000/00/00</text:date>, <text:time style:data-style-name="N2" text:time-value="17:13:37.066877365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4.3$Linux_X86_64 LibreOffice_project/520$Build-3</meta:generator>
    <dc:date>2025-07-17T17:15:08.780113869</dc:date>
    <meta:editing-duration>PT12H24M36S</meta:editing-duration>
    <meta:editing-cycles>171</meta:editing-cycles>
    <meta:document-statistic meta:table-count="1" meta:cell-count="328" meta:object-count="0"/>
  </office:meta>
</office:document-meta>
</file>